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44f1" officeooo:paragraph-rsid="001444f1" style:font-size-asian="15pt" style:font-size-complex="15pt"/>
    </style:style>
    <style:style style:name="P2" style:family="paragraph" style:parent-style-name="Standard">
      <style:text-properties officeooo:rsid="00159225" officeooo:paragraph-rsid="00159225"/>
    </style:style>
    <style:style style:name="P3" style:family="paragraph" style:parent-style-name="Standard">
      <style:text-properties style:text-underline-style="none" officeooo:rsid="00159225" officeooo:paragraph-rsid="00159225"/>
    </style:style>
    <style:style style:name="P4" style:family="paragraph" style:parent-style-name="Standard" style:list-style-name="L2">
      <style:text-properties style:text-underline-style="none" officeooo:rsid="00159225" officeooo:paragraph-rsid="0015922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IT! - Inhaltsübersicht</text:p>
      <text:p text:style-name="Standard"/>
      <text:p text:style-name="P2"><text:span text:style-name="T1">Stufe 1</text:span></text:p>
      <text:p text:style-name="P3"/>
      <text:list xml:id="list2317457191" text:style-name="L2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0:27:41.345261290</meta:creation-date>
    <dc:title>Standard A4</dc:title>
    <meta:editing-duration>PT3M36S</meta:editing-duration>
    <meta:editing-cycles>3</meta:editing-cycles>
    <meta:generator>LibreOffice/6.0.5.2$Linux_X86_64 LibreOffice_project/00m0$Build-2</meta:generator>
    <dc:date>2018-07-30T10:31:16.763947510</dc:date>
    <meta:document-statistic meta:table-count="0" meta:image-count="0" meta:object-count="0" meta:page-count="1" meta:paragraph-count="3" meta:word-count="6" meta:character-count="33" meta:non-whitespace-character-count="30"/>
    <meta:template xlink:type="simple" xlink:actuate="onRequest" xlink:title="Standard A4" xlink:href="../../../../../../../.config/libreoffice/4/user/template/Vorlagen/Standard%20A4.ott" meta:date="2018-07-30T10:27:39.843997731"/>
  </office:meta>
</office:document-meta>
</file>